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7c0" officeooo:paragraph-rsid="000267c0"/>
    </style:style>
    <style:style style:name="T1" style:family="text">
      <style:text-properties officeooo:rsid="00057c45"/>
    </style:style>
    <style:style style:name="T2" style:family="text">
      <style:text-properties officeooo:rsid="00085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érna er gróf áætlun um ferðalagið ef þig langar að gúgla staðina og sjá hvað er hægt að gera á leiðinni eða bæta inn stöðum:</text:p>
      <text:p text:style-name="P1"/>
      <text:p text:style-name="P1">Copenhagen</text:p>
      <text:p text:style-name="P1">Dubai</text:p>
      <text:p text:style-name="P1"/>
      <text:p text:style-name="P1">China:</text:p>
      <text:p text:style-name="P1">Beijing</text:p>
      <text:p text:style-name="P1">Shanghai</text:p>
      <text:p text:style-name="P1">Hong Kong</text:p>
      <text:p text:style-name="P1"/>
      <text:p text:style-name="P1">Vietnam:</text:p>
      <text:p text:style-name="P1">Hanoi</text:p>
      <text:p text:style-name="P1">Ha Long Bay</text:p>
      <text:p text:style-name="P1">Da Nang</text:p>
      <text:p text:style-name="P1">Ho Chi Minh City</text:p>
      <text:p text:style-name="P1"/>
      <text:p text:style-name="P1">Cambodia:</text:p>
      <text:p text:style-name="P1">Phonm Penh</text:p>
      <text:p text:style-name="P1">Sihanoukville </text:p>
      <text:p text:style-name="P1">Siem Reap</text:p>
      <text:p text:style-name="P1"/>
      <text:p text:style-name="P1">Thailand:</text:p>
      <text:p text:style-name="P1">Bangkok</text:p>
      <text:p text:style-name="P1">Chiang Mai</text:p>
      <text:p text:style-name="P1">Koh Tao</text:p>
      <text:p text:style-name="P1">Koh Phangan</text:p>
      <text:p text:style-name="P1"/>
      <text:p text:style-name="P1">Laos:</text:p>
      <text:p text:style-name="P1">Luang Prabang</text:p>
      <text:p text:style-name="P1">Vientiane</text:p>
      <text:p text:style-name="P1"/>
      <text:p text:style-name="P1">Malaysia: </text:p>
      <text:p text:style-name="P1">Kuala Lumpur</text:p>
      <text:p text:style-name="P1"/>
      <text:p text:style-name="P1">Singapore</text:p>
      <text:p text:style-name="P1"/>
      <text:p text:style-name="P1">Indonesia:</text:p>
      <text:p text:style-name="P1">Jakarta</text:p>
      <text:p text:style-name="P1">Yogyakarta</text:p>
      <text:p text:style-name="P1">Sur<text:span text:style-name="T2">a</text:span>baya</text:p>
      <text:p text:style-name="P1">Bali</text:p>
      <text:p text:style-name="P1">Gili Islands</text:p>
      <text:p text:style-name="P1"/>
      <text:p text:style-name="P1">Qatar</text:p>
      <text:p text:style-name="P1"/>
      <text:p text:style-name="P1">Copenhagen</text:p>
      <text:p text:style-name="P1"/>
      <text:p text:style-name="P1">Heim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1-26T19:57:00.561366686</meta:creation-date>
    <dc:date>2015-02-05T19:28:47.960535950</dc:date>
    <dc:creator>Rakel </dc:creator>
    <meta:editing-duration>PT7M23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1" meta:paragraph-count="36" meta:word-count="75" meta:character-count="432" meta:non-whitespace-character-count="391"/>
  </office:meta>
</office:document-meta>
</file>